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.1665in" fo:margin-bottom="0in" loext:contextual-spacing="false" fo:line-height="6%"/>
    </style:style>
    <style:style style:name="P4" style:family="paragraph" style:parent-style-name="Standard">
      <style:paragraph-properties fo:margin-top="0.1665in" fo:margin-bottom="0in" loext:contextual-spacing="false" fo:line-height="6%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Heading_20_1">
      <style:paragraph-properties fo:margin-top="0.1665in" fo:margin-bottom="0.0972in" loext:contextual-spacing="false" fo:line-height="7%"/>
    </style:style>
    <style:style style:name="P8" style:family="paragraph" style:parent-style-name="Title" style:master-page-name="Standard">
      <style:paragraph-properties fo:margin-top="0in" fo:margin-bottom="0in" loext:contextual-spacing="false" fo:line-height="100%" fo:text-align="center" style:justify-single-word="false" fo:keep-together="auto" style:page-number="1" fo:keep-with-next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b4tz3qfhsext"/><text:a xlink:type="simple" xlink:href="https://vjudge.net/problem/CodeForces-755A" text:style-name="ListLabel_20_1" text:visited-style-name="ListLabel_20_1"><text:span text:style-name="T1">E - PolandBall and Hypothesis</text:span></text:a></text:p>
      <text:p text:style-name="Standard"/>
      <text:p text:style-name="P7"><text:bookmark text:name="_9fvz21ke8q66"/><text:span text:style-name="T3">Código</text:span></text:p>
      <text:p text:style-name="P3"><text:span text:style-name="T3">#include &lt;iostream&gt;</text:span></text:p>
      <text:p text:style-name="P3"><text:span text:style-name="T3">#include &lt;string&gt;</text:span></text:p>
      <text:p text:style-name="P4"/>
      <text:p text:style-name="P3"><text:span text:style-name="T3">//</text:span></text:p>
      <text:p text:style-name="P3"><text:span text:style-name="T3">// https://www.geeksforgeeks.org/prime-numbers/</text:span></text:p>
      <text:p text:style-name="P3"><text:span text:style-name="T3">//</text:span></text:p>
      <text:p text:style-name="P3"><text:span text:style-name="T3">bool is_prime(int n, int i)</text:span></text:p>
      <text:p text:style-name="P3"><text:span text:style-name="T3">{</text:span></text:p>
      <text:p text:style-name="P3"><text:span text:style-name="T3"><text:s text:c="2"/>if( n == 0 || n == 1 )</text:span></text:p>
      <text:p text:style-name="P3"><text:span text:style-name="T3"><text:s text:c="4"/>return false;</text:span></text:p>
      <text:p text:style-name="P4"/>
      <text:p text:style-name="P3"><text:span text:style-name="T3"><text:s text:c="2"/>if( n == i )</text:span></text:p>
      <text:p text:style-name="P3"><text:span text:style-name="T3"><text:s text:c="4"/>return true;</text:span></text:p>
      <text:p text:style-name="P4"/>
      <text:p text:style-name="P3"><text:span text:style-name="T3"><text:s text:c="2"/>if( n % i == 0)</text:span></text:p>
      <text:p text:style-name="P3"><text:span text:style-name="T3"><text:s text:c="4"/>return false;</text:span></text:p>
      <text:p text:style-name="P4"/>
      <text:p text:style-name="P3"><text:span text:style-name="T3"><text:s text:c="2"/>i += 1;</text:span></text:p>
      <text:p text:style-name="P4"/>
      <text:p text:style-name="P3"><text:span text:style-name="T3"><text:s text:c="2"/>return is_prime(n,i);</text:span></text:p>
      <text:p text:style-name="P4"/>
      <text:p text:style-name="P3"><text:span text:style-name="T3">}</text:span></text:p>
      <text:p text:style-name="P4"><text:soft-page-break/></text:p>
      <text:p text:style-name="P3"><text:span text:style-name="T3">int main() {</text:span></text:p>
      <text:p text:style-name="P3"><text:span text:style-name="T3"><text:s text:c="4"/>int n; </text:span></text:p>
      <text:p text:style-name="P3"><text:span text:style-name="T3"><text:s text:c="4"/>std::cin &gt;&gt; n;</text:span></text:p>
      <text:p text:style-name="P4"/>
      <text:p text:style-name="P3"><text:span text:style-name="T3"><text:s text:c="4"/>for( int m = 1; m &lt; 1001; m++)</text:span></text:p>
      <text:p text:style-name="P3"><text:span text:style-name="T3"><text:s text:c="4"/>{</text:span></text:p>
      <text:p text:style-name="P3"><text:span text:style-name="T3"><text:s text:c="6"/>int p = n*m + 1;</text:span></text:p>
      <text:p text:style-name="P3"><text:span text:style-name="T3"><text:s text:c="6"/>if( ! is_prime( p, 2 ) )</text:span></text:p>
      <text:p text:style-name="P3"><text:span text:style-name="T3"><text:s text:c="6"/>{</text:span></text:p>
      <text:p text:style-name="P3"><text:span text:style-name="T3"><text:s text:c="10"/>std::cout &lt;&lt; m &lt;&lt; std::endl;</text:span></text:p>
      <text:p text:style-name="P3"><text:span text:style-name="T3"><text:s text:c="10"/>break;</text:span></text:p>
      <text:p text:style-name="P3"><text:span text:style-name="T3"><text:s text:c="6"/>}</text:span></text:p>
      <text:p text:style-name="P3"><text:span text:style-name="T3"><text:s text:c="4"/>}</text:span></text:p>
      <text:p text:style-name="P3"><text:span text:style-name="T3"><text:s text:c="4"/>return 0;</text:span></text:p>
      <text:p text:style-name="P3"><text:span text:style-name="T3">}</text:span></text:p>
      <text:p text:style-name="Standard"/>
      <text:p text:style-name="Standard"/>
      <text:p text:style-name="P7"><text:bookmark text:name="_ky56coyvh3y1"/>Corretude</text:p>
      <text:p text:style-name="P5">O algoritmo funciona porque ele varre todos os valores de <text:span text:style-name="T4">m </text:span>dentro do domínio especificado pelo problema de [1, 1000] de modo que todos os valores <text:span text:style-name="T4">n*m + 1</text:span></text:p>
      <text:p text:style-name="P2">passam por um verificação de ser primo. Inevitavelmente algum valor de <text:span text:style-name="T4">n*m + 1 </text:span>será não primo. Essa valor é capturado pela cláusula <text:span text:style-name="T4">If </text:span>que dentro do seu escopo conduz para a impressão do número <text:span text:style-name="T4">m </text:span>e finalização do algoritmo. </text:p>
      <text:p text:style-name="P6"><text:a xlink:type="simple" xlink:href="https://vjudge.net/problem/CodeForces-476B" text:style-name="ListLabel_20_2" text:visited-style-name="ListLabel_20_2"><text:span text:style-name="T2">F - Dreamoon and WiFi</text:span></text:a><text:span text:style-name="T2"> </text:span></text:p>
      <text:p text:style-name="P7"><text:bookmark text:name="_3yv7bqxomp6i"/></text:p>
      <text:p text:style-name="P7"><text:bookmark text:name="_keqz2wicafqb"/></text:p>
      <text:p text:style-name="P7"><text:bookmark text:name="_8zupnqx5obec"/>Código</text:p>
      <text:p text:style-name="Standard"><text:span text:style-name="T3">def main():</text:span></text:p>
      <text:p text:style-name="Standard"><text:span text:style-name="T3"><text:s text:c="4"/>stg1 = ''.join( sorted( input() ) )</text:span></text:p>
      <text:p text:style-name="Standard"><text:span text:style-name="T3"><text:s text:c="4"/>stg2 = ''.join( sorted( input() ) )</text:span></text:p>
      <text:p text:style-name="P1"/>
      <text:p text:style-name="Standard"><text:span text:style-name="T3"><text:s text:c="4"/>bag = ['']</text:span></text:p>
      <text:p text:style-name="P1"/>
      <text:p text:style-name="Standard"><text:span text:style-name="T3"><text:s text:c="4"/>for s in stg2:</text:span></text:p>
      <text:p text:style-name="Standard"><text:span text:style-name="T3"><text:s text:c="8"/>if s == '?':</text:span></text:p>
      <text:p text:style-name="Standard"><text:span text:style-name="T3"><text:s text:c="12"/>tmp = []</text:span></text:p>
      <text:p text:style-name="Standard"><text:span text:style-name="T3"><text:s text:c="12"/>for stg in bag:</text:span></text:p>
      <text:p text:style-name="Standard"><text:span text:style-name="T3"><text:s text:c="16"/>tmp.append( '+' + stg )</text:span></text:p>
      <text:p text:style-name="Standard"><text:span text:style-name="T3"><text:s text:c="16"/>tmp.append( stg + '-' )</text:span></text:p>
      <text:p text:style-name="Standard"><text:span text:style-name="T3"><text:s text:c="12"/>bag = tmp</text:span></text:p>
      <text:p text:style-name="P1"/>
      <text:p text:style-name="Standard"><text:span text:style-name="T3"><text:s text:c="8"/>if s == '+':</text:span></text:p>
      <text:p text:style-name="Standard"><text:span text:style-name="T3"><text:s text:c="12"/>for en, stg in enumerate(bag):</text:span></text:p>
      <text:p text:style-name="Standard"><text:span text:style-name="T3"><text:s text:c="16"/>bag[en] = '+' + stg</text:span></text:p>
      <text:p text:style-name="P1"/>
      <text:p text:style-name="Standard"><text:span text:style-name="T3"><text:s text:c="8"/>if s == '-':</text:span></text:p>
      <text:p text:style-name="Standard"><text:span text:style-name="T3"><text:s text:c="12"/>for en, stg in enumerate(bag):</text:span></text:p>
      <text:p text:style-name="Standard"><text:span text:style-name="T3"><text:s text:c="16"/>bag[en] = stg + '-'</text:span></text:p>
      <text:p text:style-name="Standard"><text:span text:style-name="T3"><text:s text:c="4"/></text:span></text:p>
      <text:p text:style-name="Standard"><text:soft-page-break/><text:span text:style-name="T3"><text:s text:c="4"/>count = 0</text:span></text:p>
      <text:p text:style-name="Standard"><text:span text:style-name="T3"><text:s text:c="4"/>for stg in bag:</text:span></text:p>
      <text:p text:style-name="Standard"><text:span text:style-name="T3"><text:s text:c="8"/>if stg == stg1:</text:span></text:p>
      <text:p text:style-name="Standard"><text:span text:style-name="T3"><text:s text:c="12"/>count += 1</text:span></text:p>
      <text:p text:style-name="P1"/>
      <text:p text:style-name="Standard"><text:span text:style-name="T3"><text:s text:c="4"/>print(count/ len(bag))</text:span></text:p>
      <text:p text:style-name="P1"/>
      <text:p text:style-name="Standard"><text:span text:style-name="T3">if __name__ == '__main__':</text:span></text:p>
      <text:p text:style-name="Standard"><text:span text:style-name="T3"><text:s text:c="4"/>main()</text:span></text:p>
      <text:p text:style-name="Standard"/>
      <text:p text:style-name="P7"><text:bookmark text:name="_5e51gbwqr3x8"/>Corretude</text:p>
      <text:p text:style-name="P5">Neste problema, o algoritmo funciona porque nele todo o espaço amostral das possíveis combinações de sinais ‘+’ e ‘-’ são computadas. Depois, são computadas todas as combinações de interesse e, por fim, o valor da probabilidade das combinações de interesse com relação ao espaço amostral de combinações é calculado. É importante mencionar que a única restrição do problema é que Dreamoon chegue no local final especificado pelas instruções vindas de Drazil corretamente. Dreamoon não precisa percorrer exatamente a sequência de instruções vindas de Drazil ou seja Dreamoon só precisa fazer os mesmo números de instruções <text:s/>‘+’ e ‘-’ que as vindas de Drazil. Isso permitiu a montagem dos caminhos de modo que os sinais de ‘+’ sempre estão à esquerda dos sinais de ‘-’. Essa montagem conveniente, facilitou no processo de encontrar as combinaçẽos de sinais que conduzem para os mesmo local de chegada porque todos eles ficam iguai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26pt" style:text-underline-style="solid" style:text-underline-width="auto" style:text-underline-color="font-color" style:font-size-asian="26pt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4" meta:word-count="417" meta:character-count="2484" meta:non-whitespace-character-count="1832"/>
    <meta:generator>LibreOfficeDev/6.0.5.2$Linux_X86_64 LibreOffice_project/</meta:generator>
  </office:meta>
</office:document-meta>
</file>